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ArrayType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APArrayType.containsNested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ArrayType.newSoap12Array( QName itemType , String array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OAPArrayType.getRa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ArrayType.isSameRankAs( SOAPArrayType oth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ArrayType.nestedArray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ArrayType.SOAP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APArrayType.soap11DimensionString( int [ ] actualDimens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APArrayType.SOAPArrayType( SOAPArrayType nested , int [ ] dim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ArrayType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ArrayType.SOAPArrayType( String s , PrefixResolver 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ArrayType.internalParseCommaIntString( String cs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OAPArrayType.SOAPArrayType( QName name , String dimens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OAPArrayType.parseSoap11Index( String inbr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ArrayTyp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ArrayType.soap12DimensionString( int [ ] actualDimen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ArrayType.getDim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ArrayType.soap11Dimen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ArrayType.initDimensions( String s , int firstbr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